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 PL UMing HK1" svg:font-family="'AR PL UMing HK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style:font-weight-asian="normal"/>
    </style:style>
    <style:style style:name="P2" style:family="paragraph" style:parent-style-name="Preformatted_20_Text">
      <style:text-properties style:font-name="Arial" fo:font-weight="bold" style:font-weight-asian="bold" style:font-weight-complex="bold"/>
    </style:style>
    <style:style style:name="P3" style:family="paragraph" style:parent-style-name="Preformatted_20_Text">
      <style:text-properties style:font-name="Courier New" style:font-weight-asian="normal"/>
    </style:style>
    <style:style style:name="P4" style:family="paragraph" style:parent-style-name="Preformatted_20_Text">
      <style:paragraph-properties fo:margin-top="0in" fo:margin-bottom="0.1965in"/>
      <style:text-properties style:font-name="Ari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harf Rat</text:p>
      <text:p text:style-name="P1">Garcia/Hunter</text:p>
      <text:p text:style-name="P1">Intro</text:p>
      <text:p text:style-name="P3">e---0----0------0--0---------------- </text:p>
      <text:p text:style-name="P3">B---0----0------0--0--------3p2----- </text:p>
      <text:p text:style-name="P3">G---2----2------2--2---1^2-------2-- </text:p>
      <text:p text:style-name="P3">D---2----2------2--2---------------- </text:p>
      <text:p text:style-name="P3">A---0----0------0--0---------------- </text:p>
      <text:p text:style-name="P3">E----------------------------------- </text:p>
      <text:p text:style-name="P1"/>
      <text:p text:style-name="P1">Old man down, Way down down, down by the docks of the city.</text:p>
      <text:p text:style-name="P1">Blind and dirty, Asked me for a dime, a dime for a cup of coffee.</text:p>
      <text:p text:style-name="P1">I got no dime but I got some time to hear his story.</text:p>
      <text:p text:style-name="P1"/>
      <text:p text:style-name="P1">My name is August West, And I love my Pearly Baker best more than my wine.</text:p>
      <text:p text:style-name="P1">More than my wine - More than my maker, though he's no friend of mine.</text:p>
      <text:p text:style-name="P1"/>
      <text:p text:style-name="P1">Everyone said, I'd come to no good, I knew I would Pearly, believe them.</text:p>
      <text:p text:style-name="P1">Half of my life, I spent doin' time for some other fucker's crime,</text:p>
      <text:p text:style-name="P1">The other half found me stumbling 'round drunk on Burgundy wine</text:p>
      <text:p text:style-name="P1"/>
      <text:p text:style-name="P1">G <text:s text:c="11"/>D <text:s text:c="3"/>G/D <text:s/>D <text:s text:c="4"/>A <text:s text:c="13"/>D <text:s text:c="4"/>G/D <text:s text:c="2"/>D</text:p>
      <text:p text:style-name="P1">But I'll get back <text:s text:c="5"/>on my feet again someday,</text:p>
      <text:p text:style-name="P1"><text:s text:c="4"/>C <text:s text:c="9"/>G <text:s text:c="6"/>C <text:s text:c="2"/>G <text:s text:c="12"/>D <text:s text:c="4"/>Dsus4 <text:s text:c="2"/>D</text:p>
      <text:p text:style-name="P1">The good Lord willin', <text:s text:c="5"/>if He says I may.</text:p>
      <text:p text:style-name="P1"><text:s text:c="16"/>Asus4 <text:s text:c="3"/>A <text:s text:c="14"/>Em</text:p>
      <text:p text:style-name="P1">I know that the life <text:s text:c="5"/>I'm livin's no good,</text:p>
      <text:p text:style-name="P1"><text:s text:c="5"/>Asus4 <text:s text:c="5"/>A <text:s text:c="4"/>Asus2 <text:s/>A <text:s text:c="8"/>A7 <text:s text:c="4"/>Em</text:p>
      <text:p text:style-name="P1">I'll get a new start, <text:s text:c="7"/>live the life I should.</text:p>
      <text:p text:style-name="P1"/>
      <text:p text:style-name="P1">Bridge</text:p>
      <text:p text:style-name="P3">e-----------------------------------------------------------</text:p>
      <text:p text:style-name="P3">B-----------------------------------------------------------</text:p>
      <text:p text:style-name="P3">G-----------------------------------------------------------</text:p>
      <text:p text:style-name="P3">D------------0-----2^4--0--2-----0--------0-----------------</text:p>
      <text:p text:style-name="P3">A---1^2--2------2-------------------2---------2--4--2--0----</text:p>
      <text:p text:style-name="P3">E-----------------------------------------------------------</text:p>
      <text:p text:style-name="P3"/>
      <text:p text:style-name="P3">e-----------------------------------------------------------</text:p>
      <text:p text:style-name="P3">B-----------------------------------------------------------</text:p>
      <text:p text:style-name="P3">G-----------------------------------------------------------</text:p>
      <text:p text:style-name="P3">D------------0-----2^4--0--2-----0--------0-----------------</text:p>
      <text:p text:style-name="P3">A---1^2--2------2-------------------2---------4--0----------</text:p>
      <text:p text:style-name="P3">E-----------------------------------------------------------</text:p>
      <text:p text:style-name="P1"/>
      <text:p text:style-name="P1">Em</text:p>
      <text:p text:style-name="P1">I'll get up and fly away, </text:p>
      <text:p text:style-name="P1"><text:s text:c="26"/>Asus2</text:p>
      <text:p text:style-name="P1">I'll get up and fly away, fly away.</text:p>
      <text:p text:style-name="P1"/>
      <text:p text:style-name="P1">Pearly's been true, True to me, true to my dyin' day he said,</text:p>
      <text:p text:style-name="P1">I said to him, I said to him, "I'm sure she's been."</text:p>
      <text:p text:style-name="P1">I said to him, "I'm sure she's been true to you."</text:p>
      <text:p text:style-name="P1"/>
      <text:p text:style-name="P1">Got up and wandered, Wandered downtown, nowhere to go but just hang around.</text:p>
      <text:p text:style-name="P1">I've got a girl, Named Bonnie Lee, I know that girl's been true to me.</text:p>
      <text:p text:style-name="P4">I know she's been, I'm sure she's been true to 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 PL UMing HK1" svg:font-family="'AR PL UMing HK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AR PL UMing HK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Dowd</meta:initial-creator>
    <meta:creation-date>2011-06-04T13:57:26</meta:creation-date>
    <meta:document-statistic meta:table-count="0" meta:image-count="0" meta:object-count="0" meta:page-count="1" meta:paragraph-count="48" meta:word-count="334" meta:character-count="2342"/>
    <dc:date>2011-06-04T14:00:26</dc:date>
    <dc:creator>Sean Dowd</dc:creator>
    <meta:editing-duration>PT3M</meta:editing-duration>
    <meta:editing-cycles>1</meta:editing-cycles>
    <meta:generator>LibreOffice/3.3$Linux LibreOffice_project/330m19$Build-202</meta:generator>
  </office:meta>
</office:document-meta>
</file>